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-color="#b2b2b2" draw:textarea-horizontal-align="justify" draw:textarea-vertical-align="middle" draw:auto-grow-height="false" fo:min-height="1.729cm" fo:min-width="1.552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-color="#b2b2b2" draw:textarea-horizontal-align="justify" draw:textarea-vertical-align="middle" draw:auto-grow-height="false" fo:min-height="1.729cm" fo:min-width="1.552cm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.729cm" fo:min-width="1.552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-color="#aecf00" draw:textarea-horizontal-align="justify" draw:textarea-vertical-align="middle" draw:auto-grow-height="false" fo:min-height="1.729cm" fo:min-width="0.917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000000" draw:marker-start-width="0.321cm" draw:marker-end-width="0.321cm" draw:fill-color="#c5000b" draw:textarea-horizontal-align="justify" draw:textarea-vertical-align="middle" draw:auto-grow-height="false" fo:min-height="1.729cm" fo:min-width="0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0000" draw:marker-start-width="0.321cm" draw:marker-end-width="0.321cm" draw:fill-color="#aecf00" draw:textarea-horizontal-align="justify" draw:textarea-vertical-align="middle" draw:auto-grow-height="false" fo:min-height="1.729cm" fo:min-width="1.171cm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="gradient" draw:fill-color="#aecf00" draw:fill-gradient-name="gris" draw:gradient-step-count="151" draw:textarea-horizontal-align="justify" draw:textarea-vertical-align="middle" draw:auto-grow-height="false" fo:min-height="1.729cm" fo:min-width="1.171cm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1.729cm" fo:min-width="4.219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59cm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1" style:family="graphic" style:parent-style-name="standard">
      <style:graphic-properties draw:stroke="none" svg:stroke-width="0.081cm" svg:stroke-color="#000000" draw:marker-start-width="0.321cm" draw:marker-end-width="0.321cm" draw:fill-color="#dddddd" draw:textarea-horizontal-align="justify" draw:textarea-vertical-align="middle" draw:auto-grow-height="false" fo:min-height="0.305cm" fo:min-width="2.849cm" fo:padding-top="0.165cm" fo:padding-bottom="0.165cm" fo:padding-left="0.29cm" fo:padding-right="0.29cm"/>
    </style:style>
    <style:style style:name="gr12" style:family="graphic" style:parent-style-name="standard">
      <style:graphic-properties draw:stroke="solid" svg:stroke-width="0.081cm" svg:stroke-color="#000000" draw:marker-start-width="0.321cm" draw:marker-end-width="0.321cm" draw:fill-color="#ff950e" draw:textarea-horizontal-align="justify" draw:textarea-vertical-align="middle" draw:auto-grow-height="false" fo:min-height="1.194cm" fo:min-width="8.945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solid" svg:stroke-width="0.081cm" svg:stroke-color="#000000" draw:marker-start-width="0.321cm" draw:marker-end-width="0.321cm" draw:fill-color="#ff950e" draw:textarea-horizontal-align="justify" draw:textarea-vertical-align="middle" draw:auto-grow-height="false" fo:min-height="0.305cm" fo:min-width="2.849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950e" draw:textarea-horizontal-align="justify" draw:textarea-vertical-align="middle" draw:auto-grow-height="false" fo:min-height="0.559cm" fo:min-width="2.73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950e" draw:textarea-horizontal-align="justify" draw:textarea-vertical-align="middle" draw:auto-grow-height="false" fo:min-height="0.479cm" fo:min-width="2.654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8.4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20" style:family="graphic" style:parent-style-name="standard">
      <style:graphic-properties draw:stroke="none" draw:fill="none" fo:min-height="0.712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c5000b" draw:textarea-horizontal-align="justify" draw:textarea-vertical-align="middle" draw:auto-grow-height="false" fo:min-height="0.29cm" fo:min-width="0.04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c5000b" draw:textarea-horizontal-align="justify" draw:textarea-vertical-align="middle" draw:auto-grow-height="false" fo:min-height="0.21cm" fo:min-width="0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="solid" draw:fill-color="#ffffff" fo:min-height="0.712cm"/>
    </style:style>
    <style:style style:name="gr27" style:family="graphic" style:parent-style-name="standard">
      <style:graphic-properties draw:stroke="none" draw:fill="solid" draw:fill-color="#ffffff" fo:min-height="0.713cm"/>
    </style:style>
    <style:style style:name="gr28" style:family="graphic" style:parent-style-name="standard">
      <style:graphic-properties draw:stroke="solid" svg:stroke-width="0.081cm" svg:stroke-color="#000000" draw:marker-start-width="0.321cm" draw:marker-end-width="0.321cm" draw:fill-color="#aecf00" draw:textarea-horizontal-align="justify" draw:textarea-vertical-align="middle" draw:auto-grow-height="false" fo:min-height="1.729cm" fo:min-width="1.171cm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 fo:min-height="0.037cm" fo:min-width="0cm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.16cm" fo:min-width="0cm"/>
    </style:style>
    <style:style style:name="gr31" style:family="graphic" style:parent-style-name="objectwithoutfill">
      <style:graphic-properties draw:stroke="solid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cm"/>
    </style:style>
    <style:style style:name="gr33" style:family="graphic" style:parent-style-name="standard">
      <style:graphic-properties draw:stroke="solid" svg:stroke-width="0.081cm" svg:stroke-color="#000000" draw:marker-start-width="0.321cm" draw:marker-end-width="0.321cm" draw:textarea-horizontal-align="justify" draw:textarea-vertical-align="middle" draw:auto-grow-height="false" fo:min-height="0.796cm" fo:min-width="0.944cm" fo:padding-top="0.165cm" fo:padding-bottom="0.165cm" fo:padding-left="0.29cm" fo:padding-right="0.29cm"/>
    </style:style>
    <style:style style:name="gr34" style:family="graphic" style:parent-style-name="standard">
      <style:graphic-properties draw:stroke="solid" svg:stroke-width="0.081cm" svg:stroke-color="#000000" draw:marker-start-width="0.321cm" draw:marker-end-width="0.321cm" draw:textarea-horizontal-align="justify" draw:textarea-vertical-align="middle" draw:auto-grow-height="false" fo:min-height="0.796cm" fo:min-width="1.579cm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6cm" fo:min-width="0.53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00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9" style:family="graphic" style:parent-style-name="objectwithoutfill">
      <style:graphic-properties draw:stroke="dash" draw:stroke-dash="Fine_20_Dashed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aecf00"/>
      <style:paragraph-properties fo:text-align="center"/>
    </style:style>
    <style:style style:name="P5" style:family="paragraph">
      <loext:graphic-properties draw:fill-color="#c5000b"/>
      <style:paragraph-properties fo:text-align="center"/>
    </style:style>
    <style:style style:name="P6" style:family="paragraph">
      <loext:graphic-properties draw:fill="gradient" draw:fill-color="#aecf00" draw:fill-gradient-name="gris" draw:gradient-step-count="151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ff950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="none"/>
    </style:style>
    <style:style style:name="P13" style:family="paragraph">
      <loext:graphic-properties draw:fill-color="#c5000b"/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background-color="transparent"/>
    </style:style>
    <style:style style:name="P15" style:family="paragraph">
      <loext:graphic-properties draw:fill="solid" draw:fill-color="#ffffff"/>
      <style:paragraph-properties fo:text-align="center"/>
      <style:text-properties fo:background-color="transparen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text-properties fo:color="#808080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FreeMono1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/>
    </style:style>
    <style:style style:name="T4" style:family="text">
      <style:text-properties fo:color="#808080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3.344cm" svg:height="1.408cm" draw:transform="rotate (-2.15879775179179) translate (9.19776721861684cm 8.07384296405579cm)" svg:viewBox="0 0 3345 1409" draw:points="0,1305 1479,319 2182,1409 3345,634 2922,0">
          <text:p/>
        </draw:polyline>
        <draw:custom-shape draw:style-name="gr2" draw:text-style-name="P2" draw:layer="layout" svg:width="2.132cm" svg:height="2.059cm" svg:x="7.604cm" svg:y="9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32cm" svg:height="2.059cm" svg:x="9.736cm" svg:y="9.901cm">
          <text:p text:style-name="P3">Free<text:line-break/>slo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32cm" svg:height="2.059cm" svg:x="11.795cm" svg:y="9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32cm" svg:height="2.059cm" svg:x="13.927cm" svg:y="9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32cm" svg:height="2.059cm" svg:x="15.986cm" svg:y="9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32cm" svg:height="2.059cm" svg:x="22.938cm" svg:y="9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32cm" svg:height="2.059cm" svg:x="25.07cm" svg:y="9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32cm" svg:height="2.059cm" svg:x="27.204cm" svg:y="9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32cm" svg:height="2.059cm" svg:x="29.336cm" svg:y="9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32cm" svg:height="2.059cm" svg:x="31.48cm" svg:y="9.9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497cm" svg:height="2.059cm" svg:x="7.604cm" svg:y="9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2.059cm" svg:x="9.401cm" svg:y="9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2.059cm" svg:x="13.546cm" svg:y="9.9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51cm" svg:height="2.059cm" svg:x="11.795cm" svg:y="9.901cm">
          <text:p text:style-name="P3">Used<text:line-break/>slo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32cm" svg:height="2.059cm" svg:x="15.959cm" svg:y="9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81cm" svg:height="2.059cm" svg:x="17.71cm" svg:y="9.9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51cm" svg:height="2.059cm" svg:x="15.959cm" svg:y="9.9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799cm" svg:height="2.059cm" svg:x="18.1cm" svg:y="9.901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8.118cm" svg:y1="9.955cm" svg:x2="22.899cm" svg:y2="11.905cm">
          <text:p/>
        </draw:line>
        <draw:line draw:style-name="gr10" draw:text-style-name="P1" draw:layer="layout" svg:x1="18.1cm" svg:y1="11.905cm" svg:x2="22.899cm" svg:y2="9.955cm">
          <text:p/>
        </draw:line>
        <draw:custom-shape draw:style-name="gr11" draw:text-style-name="P7" draw:layer="layout" svg:width="3.429cm" svg:height="0.635cm" svg:x="18.753cm" svg:y="10.613cm">
          <text:p text:style-name="P3">Guard page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9.525cm" svg:height="1.524cm" svg:x="23.606cm" svg:y="3.24cm">
          <text:p text:style-name="P3">Per-size-class slots <text:line-break/>status metadata (free/used)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0.625cm" svg:y1="9.928cm" svg:x2="10.625cm" svg:y2="9.166cm">
          <text:p/>
        </draw:line>
        <draw:line draw:style-name="gr13" draw:text-style-name="P1" draw:layer="layout" svg:x1="15.07cm" svg:y1="9.176cm" svg:x2="10.625cm" svg:y2="9.177cm">
          <text:p/>
        </draw:line>
        <draw:line draw:style-name="gr13" draw:text-style-name="P1" draw:layer="layout" svg:x1="15.07cm" svg:y1="9.166cm" svg:x2="15.07cm" svg:y2="9.928cm">
          <text:p/>
        </draw:line>
        <draw:custom-shape draw:style-name="gr14" draw:text-style-name="P8" draw:layer="layout" svg:width="3.429cm" svg:height="0.635cm" svg:x="11.133cm" svg:y="8.812cm">
          <text:p text:style-name="P3">free-list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572cm" svg:height="1.143cm" svg:x="6.08cm" svg:y="3.605cm">
          <text:p text:style-name="P3"><text:span text:style-name="T1">mall</text:span><text:span text:style-name="T1">oc</text:span> pa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4.572cm" svg:height="1.143cm" svg:x="15.986cm" svg:y="8.112cm">
          <text:p text:style-name="P3"><text:span text:style-name="T1">f</text:span><text:span text:style-name="T1">r</text:span><text:span text:style-name="T1">e</text:span><text:span text:style-name="T1">e</text:span> pa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3.429cm" svg:height="0.635cm" svg:x="22.88cm" svg:y="8.354cm">
          <text:p text:style-name="P3">direct @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6.975cm" svg:y1="9.928cm" svg:x2="16.975cm" svg:y2="9.166cm">
          <text:p/>
        </draw:line>
        <draw:line draw:style-name="gr17" draw:text-style-name="P1" draw:layer="layout" svg:x1="20.558cm" svg:y1="8.654cm" svg:x2="22.971cm" svg:y2="8.654cm">
          <text:p/>
        </draw:line>
        <draw:polyline draw:style-name="gr17" draw:text-style-name="P1" draw:layer="layout" svg:width="6.583cm" svg:height="3.275cm" draw:transform="rotate (0.553269372882202) translate (26.0050348591324cm 8.2698441877583cm)" svg:viewBox="0 0 6584 3276" draw:points="0,459 4561,3276 6584,0">
          <text:p/>
        </draw:polyline>
        <draw:frame draw:style-name="gr18" draw:text-style-name="P9" draw:layer="layout" svg:width="8.908cm" svg:height="1.016cm" svg:x="12.793cm" svg:y="3.459cm">
          <draw:text-box>
            <text:p>Size-class indexing metadata</text:p>
          </draw:text-box>
        </draw:frame>
        <draw:frame draw:style-name="gr19" draw:text-style-name="P11" draw:layer="layout" svg:width="4.481cm" svg:height="1.673cm" svg:x="3.209cm" svg:y="10.412cm">
          <draw:text-box>
            <text:p text:style-name="P10">Per-size-class<text:line-break/>data area</text:p>
          </draw:text-box>
        </draw:frame>
        <draw:frame draw:style-name="gr20" draw:text-style-name="P12" draw:layer="layout" svg:width="2.695cm" svg:height="0.962cm" svg:x="14.135cm" svg:y="11.849cm">
          <draw:text-box>
            <text:p>Canary</text:p>
          </draw:text-box>
        </draw:frame>
        <draw:polyline draw:style-name="gr13" draw:text-style-name="P1" draw:layer="layout" svg:width="1.469cm" svg:height="0.668cm" draw:transform="rotate (0.499513231920777) translate (16.493718006981cm 12.4301538114386cm)" svg:viewBox="0 0 1470 669" draw:points="1470,223 1227,669 0,0">
          <text:p/>
        </draw:polyline>
        <draw:custom-shape draw:style-name="gr21" draw:text-style-name="P13" draw:layer="layout" svg:width="0.762cm" svg:height="0.762cm" svg:x="12.176cm" svg:y="3.586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762cm" svg:height="0.762cm" svg:x="6.334cm" svg:y="6.334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762cm" svg:height="0.762cm" svg:x="6.434cm" svg:y="9.293cm">
          <text:p text:style-name="P3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535cm" svg:height="4.226cm" draw:transform="rotate (-2.15879775179179) translate (13.0356919622853cm 8.44646070948753cm)" svg:viewBox="0 0 2536 4227" draw:points="2536,4227 0,423 163,314 634,0">
          <text:p/>
        </draw:polyline>
        <draw:polyline draw:style-name="gr23" draw:text-style-name="P1" draw:layer="layout" svg:width="0.761cm" svg:height="0.888cm" draw:transform="rotate (-1.5707963267949) translate (25.13cm 13.019cm)" svg:viewBox="0 0 762 889" draw:points="762,889 762,0 0,0">
          <text:p/>
        </draw:polyline>
        <draw:frame draw:style-name="gr20" draw:text-style-name="P12" draw:layer="layout" svg:width="6.886cm" svg:height="0.962cm" svg:x="17.59cm" svg:y="13.219cm">
          <draw:text-box>
            <text:p>Data area limit pointer</text:p>
          </draw:text-box>
        </draw:frame>
        <draw:line draw:style-name="gr24" draw:text-style-name="P14" draw:layer="layout" svg:x1="7.477cm" svg:y1="13.019cm" svg:x2="25.13cm" svg:y2="13.019cm">
          <text:p/>
        </draw:line>
        <draw:line draw:style-name="gr24" draw:text-style-name="P14" draw:layer="layout" svg:x1="25.158cm" svg:y1="13.019cm" svg:x2="33.639cm" svg:y2="13.019cm">
          <text:p/>
        </draw:line>
        <draw:line draw:style-name="gr25" draw:text-style-name="P1" draw:layer="layout" svg:x1="25.13cm" svg:y1="12.049cm" svg:x2="25.13cm" svg:y2="12.938cm">
          <text:p/>
        </draw:line>
        <draw:frame draw:style-name="gr26" draw:text-style-name="P15" draw:layer="layout" svg:width="4.372cm" svg:height="0.962cm" svg:x="10.522cm" svg:y="12.638cm">
          <draw:text-box>
            <text:p text:style-name="P3"><text:span text:style-name="T3">used section</text:span></text:p>
          </draw:text-box>
        </draw:frame>
        <draw:frame draw:style-name="gr27" draw:text-style-name="P15" draw:layer="layout" svg:width="5.087cm" svg:height="0.963cm" svg:x="26.9cm" svg:y="12.483cm">
          <draw:text-box>
            <text:p text:style-name="P3"><text:span text:style-name="T3">Unused </text:span><text:span text:style-name="T3">section</text:span></text:p>
          </draw:text-box>
        </draw:frame>
        <draw:custom-shape draw:style-name="gr22" draw:text-style-name="P13" draw:layer="layout" svg:width="0.762cm" svg:height="0.762cm" svg:x="12.303cm" svg:y="13.573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762cm" svg:height="0.762cm" svg:x="28.432cm" svg:y="13.427cm">
          <text:p text:style-name="P3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762cm" svg:height="0.762cm" svg:x="17.002cm" svg:y="13.319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762cm" svg:height="0.762cm" svg:x="13.954cm" svg:y="8.239cm">
          <text:p text:style-name="P3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762cm" svg:height="0.762cm" svg:x="21.066cm" svg:y="8.239cm">
          <text:p text:style-name="P3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762cm" svg:height="0.762cm" svg:x="32.623cm" svg:y="4.383cm">
          <text:p text:style-name="P3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2.059cm" svg:x="24.67cm" svg:y="9.89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.751cm" svg:height="2.059cm" svg:x="22.919cm" svg:y="9.8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0.762cm" svg:height="0.762cm" svg:x="20.05cm" svg:y="9.763cm">
          <text:p text:style-name="P3"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9" draw:text-style-name="P16" draw:layer="layout" svg:width="0.37cm" svg:height="0.287cm" svg:x="16.354cm" svg:y="9.46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37cm" svg:height="0.41cm" svg:x="16.354cm" svg:y="9.255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g>
          <draw:line draw:style-name="gr31" draw:text-style-name="P1" draw:layer="layout" svg:x1="7.35cm" svg:y1="5.345cm" svg:x2="14.716cm" svg:y2="5.345cm">
            <text:p/>
          </draw:line>
          <draw:line draw:style-name="gr31" draw:text-style-name="P1" draw:layer="layout" svg:x1="14.716cm" svg:y1="5.472cm" svg:x2="14.716cm" svg:y2="5.191cm">
            <text:p/>
          </draw:line>
          <draw:line draw:style-name="gr31" draw:text-style-name="P1" draw:layer="layout" svg:x1="7.35cm" svg:y1="5.499cm" svg:x2="7.35cm" svg:y2="5.218cm">
            <text:p/>
          </draw:line>
        </draw:g>
        <draw:frame draw:style-name="gr32" draw:text-style-name="P17" draw:layer="layout" svg:width="4.16cm" svg:height="0.962cm" svg:x="9.106cm" svg:y="4.529cm">
          <draw:text-box>
            <text:p><text:span text:style-name="T4">S</text:span><text:span text:style-name="T4">u</text:span><text:span text:style-name="T4">b</text:span><text:span text:style-name="T4">d</text:span><text:span text:style-name="T4">i</text:span><text:span text:style-name="T4">v</text:span><text:span text:style-name="T4">i</text:span><text:span text:style-name="T4">s</text:span><text:span text:style-name="T4">i</text:span><text:span text:style-name="T4">o</text:span><text:span text:style-name="T4">n </text:span><text:span text:style-name="T4">1</text:span></text:p>
          </draw:text-box>
        </draw:frame>
        <draw:frame draw:style-name="gr32" draw:text-style-name="P17" draw:layer="layout" svg:width="4.16cm" svg:height="0.962cm" svg:x="15.001cm" svg:y="4.529cm">
          <draw:text-box>
            <text:p><text:span text:style-name="T4">Subdivisio</text:span><text:span text:style-name="T4">n 2</text:span></text:p>
          </draw:text-box>
        </draw:frame>
        <draw:g>
          <draw:custom-shape draw:style-name="gr33" draw:text-style-name="P18" draw:layer="layout" svg:width="1.524cm" svg:height="1.126cm" svg:x="7.35cm" svg:y="6.224cm">
            <text:p text:style-name="P18"><text:span text:style-name="T5">0→8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1.524cm" svg:height="1.126cm" svg:x="8.874cm" svg:y="6.224cm">
            <text:p text:style-name="P18"><text:span text:style-name="T5">9</text:span><text:span text:style-name="T5">→</text:span><text:span text:style-name="T5">1</text:span><text:span text:style-name="T5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8" draw:layer="layout" svg:width="1.524cm" svg:height="1.126cm" svg:x="10.398cm" svg:y="6.224cm">
            <text:p text:style-name="P18"><text:span text:style-name="T5">17→24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1.524cm" svg:height="1.126cm" svg:x="13.338cm" svg:y="6.224cm">
            <text:p text:style-name="P18"><text:span text:style-name="T5">121→</text:span></text:p>
            <text:p text:style-name="P18"><text:span text:style-name="T5">128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1.524cm" svg:height="1.126cm" svg:x="14.862cm" svg:y="6.224cm">
            <text:p text:style-name="P18"><text:span text:style-name="T5">129→</text:span></text:p>
            <text:p text:style-name="P18"><text:span text:style-name="T5">136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1.524cm" svg:height="1.126cm" svg:x="17.702cm" svg:y="6.224cm">
            <text:p text:style-name="P18"><text:span text:style-name="T5">249→</text:span></text:p>
            <text:p text:style-name="P18"><text:span text:style-name="T5">256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1.524cm" svg:height="1.126cm" svg:x="19.226cm" svg:y="6.224cm">
            <text:p text:style-name="P18"><text:span text:style-name="T5">2</text:span><text:span text:style-name="T5">5</text:span><text:span text:style-name="T5">7</text:span><text:span text:style-name="T5">→</text:span></text:p>
            <text:p text:style-name="P18"><text:span text:style-name="T5">2</text:span><text:span text:style-name="T5">7</text:span><text:span text:style-name="T5">2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1.524cm" svg:height="1.126cm" svg:x="22.066cm" svg:y="6.224cm">
            <text:p text:style-name="P18"><text:span text:style-name="T5">497→</text:span></text:p>
            <text:p text:style-name="P18"><text:span text:style-name="T5">512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1.524cm" svg:height="1.126cm" svg:x="23.59cm" svg:y="6.224cm">
            <text:p text:style-name="P18"><text:span text:style-name="T5">5</text:span><text:span text:style-name="T5">1</text:span><text:span text:style-name="T5">3</text:span><text:span text:style-name="T5">→</text:span></text:p>
            <text:p text:style-name="P18"><text:span text:style-name="T5">5</text:span><text:span text:style-name="T5">4</text:span><text:span text:style-name="T5">4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8" draw:layer="layout" svg:width="2.159cm" svg:height="1.126cm" svg:x="27.019cm" svg:y="6.224cm">
            <text:p text:style-name="P18"><text:span text:style-name="T5">1</text:span><text:span text:style-name="T5">2</text:span><text:span text:style-name="T5">4</text:span><text:span text:style-name="T5">K</text:span><text:span text:style-name="T5">+</text:span><text:span text:style-name="T5">1</text:span><text:span text:style-name="T5">→</text:span></text:p>
            <text:p text:style-name="P18"><text:span text:style-name="T5">1</text:span><text:span text:style-name="T5">2</text:span><text:span text:style-name="T5">8</text:span><text:span text:style-name="T5">K</text:span></text:p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1.035cm" svg:height="1.126cm" svg:x="12.157cm" svg:y="6.083cm">
            <draw:text-box>
              <text:p>...</text:p>
            </draw:text-box>
          </draw:frame>
          <draw:frame draw:style-name="gr35" draw:text-style-name="P9" draw:layer="layout" svg:width="1.035cm" svg:height="1.126cm" svg:x="16.494cm" svg:y="6.083cm">
            <draw:text-box>
              <text:p>...</text:p>
            </draw:text-box>
          </draw:frame>
          <draw:frame draw:style-name="gr35" draw:text-style-name="P9" draw:layer="layout" svg:width="1.035cm" svg:height="1.126cm" svg:x="20.793cm" svg:y="6.083cm">
            <draw:text-box>
              <text:p>...</text:p>
            </draw:text-box>
          </draw:frame>
          <draw:frame draw:style-name="gr35" draw:text-style-name="P9" draw:layer="layout" svg:width="1.035cm" svg:height="1.126cm" svg:x="25.492cm" svg:y="6.053cm">
            <draw:text-box>
              <text:p>...</text:p>
            </draw:text-box>
          </draw:frame>
        </draw:g>
        <draw:frame draw:style-name="gr36" draw:text-style-name="P9" draw:layer="layout" svg:width="2.229cm" svg:height="1.016cm" svg:x="5.191cm" svg:y="5.218cm">
          <draw:text-box>
            <text:p>Index:</text:p>
          </draw:text-box>
        </draw:frame>
        <draw:frame draw:style-name="gr37" draw:text-style-name="P9" draw:layer="layout" svg:width="0.853cm" svg:height="1.016cm" svg:x="7.731cm" svg:y="5.368cm">
          <draw:text-box>
            <text:p>1</text:p>
          </draw:text-box>
        </draw:frame>
        <draw:frame draw:style-name="gr37" draw:text-style-name="P9" draw:layer="layout" svg:width="0.853cm" svg:height="1.016cm" svg:x="9.232cm" svg:y="5.368cm">
          <draw:text-box>
            <text:p>2</text:p>
          </draw:text-box>
        </draw:frame>
        <draw:frame draw:style-name="gr37" draw:text-style-name="P9" draw:layer="layout" svg:width="0.853cm" svg:height="1.016cm" svg:x="10.733cm" svg:y="5.368cm">
          <draw:text-box>
            <text:p>3</text:p>
          </draw:text-box>
        </draw:frame>
        <draw:frame draw:style-name="gr37" draw:text-style-name="P9" draw:layer="layout" svg:width="1.205cm" svg:height="1.016cm" svg:x="13.5cm" svg:y="5.368cm">
          <draw:text-box>
            <text:p>16</text:p>
          </draw:text-box>
        </draw:frame>
        <draw:frame draw:style-name="gr37" draw:text-style-name="P9" draw:layer="layout" svg:width="1.205cm" svg:height="1.016cm" svg:x="15.035cm" svg:y="5.368cm">
          <draw:text-box>
            <text:p>17</text:p>
          </draw:text-box>
        </draw:frame>
        <draw:frame draw:style-name="gr37" draw:text-style-name="P9" draw:layer="layout" svg:width="1.205cm" svg:height="1.016cm" svg:x="17.891cm" svg:y="5.368cm">
          <draw:text-box>
            <text:p>32</text:p>
          </draw:text-box>
        </draw:frame>
        <draw:frame draw:style-name="gr37" draw:text-style-name="P9" draw:layer="layout" svg:width="1.205cm" svg:height="1.016cm" svg:x="19.415cm" svg:y="5.368cm">
          <draw:text-box>
            <text:p>33</text:p>
          </draw:text-box>
        </draw:frame>
        <draw:frame draw:style-name="gr37" draw:text-style-name="P9" draw:layer="layout" svg:width="1.205cm" svg:height="1.016cm" svg:x="22.209cm" svg:y="5.368cm">
          <draw:text-box>
            <text:p>48</text:p>
          </draw:text-box>
        </draw:frame>
        <draw:frame draw:style-name="gr37" draw:text-style-name="P9" draw:layer="layout" svg:width="1.205cm" svg:height="1.016cm" svg:x="23.733cm" svg:y="5.368cm">
          <draw:text-box>
            <text:p>49</text:p>
          </draw:text-box>
        </draw:frame>
        <draw:frame draw:style-name="gr37" draw:text-style-name="P9" draw:layer="layout" svg:width="1.556cm" svg:height="1.016cm" svg:x="27.289cm" svg:y="5.368cm">
          <draw:text-box>
            <text:p>176</text:p>
          </draw:text-box>
        </draw:frame>
        <draw:g>
          <draw:custom-shape draw:style-name="gr29" draw:text-style-name="P16" draw:layer="layout" svg:width="0.37cm" svg:height="0.287cm" svg:x="7.588cm" svg:y="7.68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37cm" svg:height="0.41cm" svg:x="7.588cm" svg:y="7.477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polyline draw:style-name="gr17" draw:text-style-name="P1" draw:layer="layout" svg:width="0.782cm" svg:height="0.356cm" draw:transform="rotate (-0.358839694210035) translate (9.362cm 7.315cm)" svg:viewBox="0 0 783 357" draw:points="0,0 134,357 783,113">
          <text:p/>
        </draw:polyline>
        <draw:frame draw:style-name="gr38" draw:text-style-name="P9" draw:layer="layout" svg:width="1.035cm" svg:height="0.962cm" svg:x="9.871cm" svg:y="7.023cm">
          <draw:text-box>
            <text:p>...</text:p>
          </draw:text-box>
        </draw:frame>
        <draw:polyline draw:style-name="gr17" draw:text-style-name="P1" draw:layer="layout" svg:width="0.782cm" svg:height="0.356cm" draw:transform="rotate (-0.358839694210035) translate (11.14cm 7.388cm)" svg:viewBox="0 0 783 357" draw:points="0,0 134,357 783,113">
          <text:p/>
        </draw:polyline>
        <draw:frame draw:style-name="gr38" draw:text-style-name="P9" draw:layer="layout" svg:width="1.035cm" svg:height="0.962cm" svg:x="11.649cm" svg:y="7.096cm">
          <draw:text-box>
            <text:p>...</text:p>
          </draw:text-box>
        </draw:frame>
        <draw:line draw:style-name="gr17" draw:text-style-name="P1" draw:layer="layout" svg:x1="7.731cm" svg:y1="4.683cm" svg:x2="7.731cm" svg:y2="6.207cm">
          <text:p/>
        </draw:line>
        <draw:g>
          <draw:line draw:style-name="gr31" draw:text-style-name="P1" draw:layer="layout" svg:x1="14.97cm" svg:y1="5.345cm" svg:x2="19.161cm" svg:y2="5.345cm">
            <text:p/>
          </draw:line>
          <draw:line draw:style-name="gr31" draw:text-style-name="P1" draw:layer="layout" svg:x1="19.161cm" svg:y1="5.472cm" svg:x2="19.161cm" svg:y2="5.191cm">
            <text:p/>
          </draw:line>
          <draw:line draw:style-name="gr31" draw:text-style-name="P1" draw:layer="layout" svg:x1="14.97cm" svg:y1="5.499cm" svg:x2="14.97cm" svg:y2="5.218cm">
            <text:p/>
          </draw:line>
        </draw:g>
        <draw:g>
          <draw:line draw:style-name="gr31" draw:text-style-name="P1" draw:layer="layout" svg:x1="19.415cm" svg:y1="5.316cm" svg:x2="23.479cm" svg:y2="5.316cm">
            <text:p/>
          </draw:line>
          <draw:line draw:style-name="gr31" draw:text-style-name="P1" draw:layer="layout" svg:x1="23.479cm" svg:y1="5.443cm" svg:x2="23.479cm" svg:y2="5.162cm">
            <text:p/>
          </draw:line>
          <draw:line draw:style-name="gr31" draw:text-style-name="P1" draw:layer="layout" svg:x1="19.415cm" svg:y1="5.47cm" svg:x2="19.415cm" svg:y2="5.189cm">
            <text:p/>
          </draw:line>
        </draw:g>
        <draw:frame draw:style-name="gr32" draw:text-style-name="P17" draw:layer="layout" svg:width="4.16cm" svg:height="0.962cm" svg:x="19.342cm" svg:y="4.529cm">
          <draw:text-box>
            <text:p><text:span text:style-name="T4">S</text:span><text:span text:style-name="T4">ub</text:span><text:span text:style-name="T4">di</text:span><text:span text:style-name="T4">vi</text:span><text:span text:style-name="T4">si</text:span><text:span text:style-name="T4">on </text:span><text:span text:style-name="T4">3</text:span></text:p>
          </draw:text-box>
        </draw:frame>
        <draw:g>
          <draw:line draw:style-name="gr31" draw:text-style-name="P1" draw:layer="layout" svg:x1="23.733cm" svg:y1="5.291cm" svg:x2="25.765cm" svg:y2="5.291cm">
            <text:p/>
          </draw:line>
          <draw:line draw:style-name="gr31" draw:text-style-name="P1" draw:layer="layout" svg:x1="23.733cm" svg:y1="5.445cm" svg:x2="23.733cm" svg:y2="5.164cm">
            <text:p/>
          </draw:line>
          <draw:line draw:style-name="gr39" draw:text-style-name="P1" draw:layer="layout" svg:x1="26.181cm" svg:y1="5.292cm" svg:x2="25.765cm" svg:y2="5.291cm">
            <text:p/>
          </draw:line>
        </draw:g>
        <draw:g>
          <draw:line draw:style-name="gr31" draw:text-style-name="P1" draw:layer="layout" svg:x1="29.067cm" svg:y1="5.291cm" svg:x2="27.035cm" svg:y2="5.291cm">
            <text:p/>
          </draw:line>
          <draw:line draw:style-name="gr31" draw:text-style-name="P1" draw:layer="layout" svg:x1="29.067cm" svg:y1="5.445cm" svg:x2="29.067cm" svg:y2="5.164cm">
            <text:p/>
          </draw:line>
          <draw:line draw:style-name="gr39" draw:text-style-name="P1" draw:layer="layout" svg:x1="26.619cm" svg:y1="5.292cm" svg:x2="27.035cm" svg:y2="5.29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is" draw:style="linear" draw:start-color="#aecf00" draw:end-color="#b2b2b2" draw:start-intensity="100%" draw:end-intensity="100%" draw:angle="9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7:44:55.329751800</meta:creation-date>
    <dc:date>2019-05-07T19:16:43.590434143</dc:date>
    <meta:editing-duration>PT2H41M20S</meta:editing-duration>
    <meta:editing-cycles>70</meta:editing-cycles>
    <meta:generator>LibreOffice/5.2.7.2$Linux_X86_64 LibreOffice_project/20m0$Build-2</meta:generator>
    <meta:document-statistic meta:object-count="117"/>
  </office:meta>
</office:document-meta>
</file>